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Graphics2DAdapter.paintImage( Graphics2DImagePainter painter , RendererContext rendererContext , int x , int y , int width , int h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FPGraphics2DAdapter.mpt2px( int unit , int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Adapter.AFPGraphics2DAdapter( AFPPaintingState paintin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